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netCompile.getUtf8Output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Definitions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createN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tnetCompile.getWin32Res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netCompile.get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WarnLevel( int warn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IncludeDefaultReferences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addReference( FileSe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Win32Res( File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Utf8Output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Type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tnetCompile.setTargetType( String 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tnetCompile.getExtraOptions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netCompile.getFil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IncludeDefault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ExtraOptions( String extra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ReferenceFilesParamet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tnetCompile.getWar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DestFile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netCompile.getExtraOptions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tnetCompile.setAdditionalModule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Optim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Optimize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MainClass( String mai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DestDir( File 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Dotnet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tnetCompile.getMai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DefinitionsParamet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tnetCompile.getDebug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fillInSharedParameters( Net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tnetCompile.setExecutable( String execu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AdditionalModules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netCompile.get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Win32Icon( File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Fail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tnetCompile.getMainClass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netCompile.getTargetType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netCompile.addResource( Dotnet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IncludeDefaultReferences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addResources( NetCommand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netCompile.getWin32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UseResponseFile( boolean useRespons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tnetCompile.setDebug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TargetType( TargetTypes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isFileManagedBinary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tnetCompile.setReferenceFiles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tnetCompile.addDefine( DotnetDefine def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Extra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setReferenc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addReferenceFilesets( NetCommand command , long outputTimestam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otnetCompile.getReferences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tnetCompile.getWin32Icon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netCompile.isUseRespons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Exec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tnetCompile.notEmpty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Optimize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WarnLevel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Compile.get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